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5" style:family="table-row">
      <style:table-row-properties style:min-row-height="0.5229in" fo:keep-together="auto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5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7" style:family="table-row">
      <style:table-row-properties style:min-row-height="0.3528in" fo:keep-together="auto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loext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loext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loext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ru" fo:country="RU" officeooo:paragraph-rsid="001a6a1c"/>
    </style:style>
    <style:style style:name="P16" style:family="paragraph" style:parent-style-name="Table_20_Contents">
      <style:paragraph-properties style:snap-to-layout-grid="false"/>
      <style:text-properties fo:language="ru" fo:country="RU" officeooo:rsid="0019a0a7" officeooo:paragraph-rsid="0019a0a7"/>
    </style:style>
    <style:style style:name="P17" style:family="paragraph" style:parent-style-name="Table_20_Contents">
      <style:paragraph-properties style:snap-to-layout-grid="false"/>
      <style:text-properties fo:language="ru" fo:country="RU" officeooo:rsid="001a6a1c" officeooo:paragraph-rsid="001a6a1c"/>
    </style:style>
    <style:style style:name="P18" style:family="paragraph" style:parent-style-name="Table_20_Contents">
      <style:paragraph-properties style:snap-to-layout-grid="false"/>
      <style:text-properties fo:language="en" fo:country="US"/>
    </style:style>
    <style:style style:name="P19" style:family="paragraph" style:parent-style-name="Table_20_Contents">
      <style:paragraph-properties style:snap-to-layout-grid="false"/>
      <style:text-properties fo:language="en" fo:country="US" officeooo:rsid="001a6a1c" officeooo:paragraph-rsid="001a6a1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6a1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a6a1c"/>
    </style:style>
    <style:style style:name="T5" style:family="text">
      <style:text-properties officeooo:rsid="0019a0a7"/>
    </style:style>
    <style:style style:name="T6" style:family="text">
      <style:text-properties officeooo:rsid="001a6a1c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резюме тетировщиков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6">100%</text:p>
          </table:table-cell>
          <table:table-cell table:style-name="Таблица1.A2" office:value-type="string">
            <text:p text:style-name="P11">6 часов / <text:span text:style-name="T5">6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6">100%</text:p>
          </table:table-cell>
          <table:table-cell table:style-name="Таблица1.A2" office:value-type="string">
            <text:p text:style-name="P11">1 час / <text:span text:style-name="T5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1">0%</text:p>
          </table:table-cell>
          <table:table-cell table:style-name="Таблица1.A2" office:value-type="string">
            <text:p text:style-name="P11">12 часов / <text:span text:style-name="T5">0 часов</text:span></text:p>
          </table:table-cell>
          <table:table-cell table:style-name="Таблица1.E15" office:value-type="string">
            <text:p text:style-name="P16">Заказчик не подготовил требования</text:p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6">100%</text:p>
          </table:table-cell>
          <table:table-cell table:style-name="Таблица1.A2" office:value-type="string">
            <text:p text:style-name="P11">4 часа / <text:span text:style-name="T6">4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<text:span text:style-name="T3">100%</text:span></text:p>
          </table:table-cell>
          <table:table-cell table:style-name="Таблица1.A2" office:value-type="string">
            <text:p text:style-name="P11">2 часа / <text:span text:style-name="T6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7">50%</text:p>
          </table:table-cell>
          <table:table-cell table:style-name="Таблица1.A2" office:value-type="string">
            <text:p text:style-name="P11"><text:span text:style-name="T1">10</text:span> часов / <text:span text:style-name="T6">5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скрипта по <text:span text:style-name="T1">MQTT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<text:span text:style-name="T3">100%</text:span></text:p>
          </table:table-cell>
          <table:table-cell table:style-name="Таблица1.A2" office:value-type="string">
            <text:p text:style-name="P9"><text:span text:style-name="T3">3</text:span> <text:span text:style-name="T3">час / </text:span><text:span text:style-name="T4">3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7">100%</text:p>
          </table:table-cell>
          <table:table-cell table:style-name="Таблица1.A2" office:value-type="string">
            <text:p text:style-name="P11">3 часа / <text:span text:style-name="T6">3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7">100%</text:p>
          </table:table-cell>
          <table:table-cell table:style-name="Таблица1.A2" office:value-type="string">
            <text:p text:style-name="P11">2 часа / <text:span text:style-name="T6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7">50%</text:p>
          </table:table-cell>
          <table:table-cell table:style-name="Таблица1.A2" office:value-type="string">
            <text:p text:style-name="P11">6 часов / <text:span text:style-name="T6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Демо по <text:span text:style-name="T1">AR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0%</text:p>
          </table:table-cell>
          <table:table-cell table:style-name="Таблица1.A2" office:value-type="string">
            <text:p text:style-name="P9">1 <text:span text:style-name="T3">час / </text:span><text:span text:style-name="T4">0 часов</text:span></text:p>
          </table:table-cell>
          <table:table-cell table:style-name="Таблица1.E15" office:value-type="string">
            <text:p text:style-name="P17">Проводил лекцию для стажеров- разработчиков</text:p>
          </table:table-cell>
        </table:table-row>
        <table:table-row table:style-name="Таблица1.1">
          <table:table-cell table:style-name="Таблица1.A2" office:value-type="string">
            <text:p text:style-name="P11">Митинг с генеральным директором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7">100%</text:p>
          </table:table-cell>
          <table:table-cell table:style-name="Таблица1.A2" office:value-type="string">
            <text:p text:style-name="P11">1 час / <text:span text:style-name="T6">1 час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15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15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<text:span text:style-name="T6">2</text:span> час<text:span text:style-name="T6">а</text:span></text:p>
          </table:table-cell>
          <table:table-cell table:style-name="Таблица2.E7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одготовка и <text:span text:style-name="T6">проведение семинара по тестированию для стажеров разработчиков.</text:span>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<text:span text:style-name="T2">3</text:span> часа</text:p>
          </table:table-cell>
          <table:table-cell table:style-name="Таблица2.E7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7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7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7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7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<text:span text:style-name="T6">Обновление навыков</text:span> тетировщиков <text:span text:style-name="T6">по формату разработчиков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8">
            <text:p text:style-name="P11">06/2<text:span text:style-name="T6">8</text:span>/17</text:p>
          </table:table-cell>
          <table:table-cell table:style-name="Таблица4.A2" office:value-type="string">
            <text:p text:style-name="P11"><text:span text:style-name="T6">3</text:span> час<text:span text:style-name="T6">а</text:span>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1">
            <text:p text:style-name="P11">0<text:span text:style-name="T6">7</text:span>/<text:span text:style-name="T6">01</text:span>/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30">
            <text:p text:style-name="P11">06/<text:span text:style-name="T6">30</text:span>/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30">
            <text:p text:style-name="P11">06/<text:span text:style-name="T6">30</text:span>/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4">28</text:span>.06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14" office:value-type="string">
            <text:p text:style-name="P17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30">
            <text:p text:style-name="P11">06/<text:span text:style-name="T6">30</text:span>/17</text:p>
          </table:table-cell>
          <table:table-cell table:style-name="Таблица4.A2" office:value-type="string">
            <text:p text:style-name="P11"><text:span text:style-name="T2">4</text:span> час<text:span text:style-name="T6">а</text:span></text:p>
          </table:table-cell>
          <table:table-cell table:style-name="Таблица4.E14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скрипта <text:span text:style-name="T6">и статьи </text:span>по <text:span text:style-name="T1">MQTT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4">26</text:span>.06.17</text:p>
          </table:table-cell>
          <table:table-cell table:style-name="Таблица4.A2" office:value-type="string">
            <text:p text:style-name="P9"><text:span text:style-name="T4">2</text:span> <text:span text:style-name="T3">час</text:span><text:span text:style-name="T4">а</text:span></text:p>
          </table:table-cell>
          <table:table-cell table:style-name="Таблица4.E14" office:value-type="string">
            <text:p text:style-name="P11">Фирсанов К.А. <text:span text:style-name="T6">Аладьев Р.</text:span>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30">
            <text:p text:style-name="P11">06/<text:span text:style-name="T6">30</text:span>/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14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7">
            <text:p text:style-name="P11">06/2<text:span text:style-name="T6">7</text:span>/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аботы по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30">
            <text:p text:style-name="P11">06/<text:span text:style-name="T6">30</text:span>/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Митинг с генеральным директором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9">
            <text:p text:style-name="P11">06/19/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14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7">Подготовка отчета по SMART задачам</text:p>
          </table:table-cell>
          <table:table-cell table:style-name="Таблица4.B2" office:value-type="percentage" office:value="1">
            <text:p text:style-name="P17">100%</text:p>
          </table:table-cell>
          <table:table-cell table:style-name="Таблица4.A2" office:value-type="string">
            <text:p text:style-name="P17">29/06/17</text:p>
          </table:table-cell>
          <table:table-cell table:style-name="Таблица4.A2" office:value-type="string">
            <text:p text:style-name="P17">2 часа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7">Участие в семинаре по тестированию</text:p>
          </table:table-cell>
          <table:table-cell table:style-name="Таблица4.B2" office:value-type="percentage" office:value="1">
            <text:p text:style-name="P17">100%</text:p>
          </table:table-cell>
          <table:table-cell table:style-name="Таблица4.A2" office:value-type="string">
            <text:p text:style-name="P17">29/06/17</text:p>
          </table:table-cell>
          <table:table-cell table:style-name="Таблица4.A2" office:value-type="string">
            <text:p text:style-name="P17">1 час</text:p>
          </table:table-cell>
          <table:table-cell table:style-name="Таблица4.E14" office:value-type="string">
            <text:p text:style-name="P17">Команда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6-26T12:48:08.161800784</dc:date>
    <meta:editing-cycles>69</meta:editing-cycles>
    <meta:editing-duration>PT23H43M9S</meta:editing-duration>
    <meta:generator>LibreOffice/5.1.6.2$Linux_X86_64 LibreOffice_project/10m0$Build-2</meta:generator>
    <meta:document-statistic meta:table-count="4" meta:image-count="0" meta:object-count="0" meta:page-count="4" meta:paragraph-count="148" meta:word-count="392" meta:character-count="2436" meta:non-whitespace-character-count="2191"/>
  </office:meta>
</office:document-meta>
</file>